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4fd9cc" style:font-size-asian="12pt" style:font-name-complex="Times New Roman2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22842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4fd9cc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60e85" officeooo:paragraph-rsid="00526ce0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9e2f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49e2f" style:font-name-asian="Symbol1" style:font-size-asian="12pt" style:font-name-complex="Times New Roman2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649e2f" style:font-name-asian="Symbol1" style:font-size-asian="14pt" style:font-name-complex="Times New Roman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40b5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5875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ca6c9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a3630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65037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cca2d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6b09f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728e8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86720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dd80f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f7af5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1b576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22842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f8b6b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249bf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b576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6feb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a3630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6720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a3630" style:font-name-asian="Symbol1" style:font-size-asian="12pt" style:font-name-complex="Times New Roman2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font-name="Times New Roman" fo:font-size="12pt" fo:language="uk" fo:country="UA" style:text-underline-style="none" officeooo:paragraph-rsid="004fd9cc" style:font-size-asian="12pt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font-name="Times New Roman" fo:font-size="12pt" fo:language="uk" fo:country="UA" style:text-underline-style="none" officeooo:paragraph-rsid="00526ce0" style:font-size-asian="12pt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a3630" style:font-size-asian="12pt" style:font-name-complex="Times New Roman2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a3630" style:font-size-asian="12pt" style:font-name-complex="Times New Roman2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249bf" style:font-size-asian="12pt" style:font-size-complex="12pt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font-name="Times New Roman" fo:font-size="12pt" officeooo:paragraph-rsid="005440b5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a3630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cca2d" style:font-size-asian="12pt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a3630" style:font-size-asian="12pt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b19c0" style:font-size-asian="12pt" style:font-name-complex="Times New Roman2" style:font-size-complex="12pt" style:language-complex="ar" style:country-complex="SA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b19c0" style:font-size-asian="12pt" style:font-name-complex="Times New Roman" style:font-size-complex="12pt" style:language-complex="ar" style:country-complex="SA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0e6be" style:font-size-asian="12pt" style:font-name-complex="Times New Roman2" style:font-size-complex="12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aec0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font-name="Times New Roman" fo:font-size="12pt" officeooo:paragraph-rsid="0050e6be" style:font-size-asian="12pt" style:font-name-complex="Times New Roman2" style:font-size-complex="12pt"/>
    </style:style>
    <style:style style:name="P45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style:font-name="Times New Roman" fo:font-size="12pt" officeooo:rsid="00121e03" officeooo:paragraph-rsid="004fd9cc" style:font-size-asian="12pt" style:font-size-complex="12pt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a3a6"/>
    </style:style>
    <style:style style:name="T2" style:family="text">
      <style:text-properties style:text-position="sub 58%" officeooo:rsid="00631629"/>
    </style:style>
    <style:style style:name="T3" style:family="text">
      <style:text-properties style:text-position="super 58%" officeooo:rsid="0015a3a6"/>
    </style:style>
    <style:style style:name="T4" style:family="text">
      <style:text-properties style:text-position="super 58%" officeooo:rsid="00557f9b"/>
    </style:style>
    <style:style style:name="T5" style:family="text">
      <style:text-properties style:text-position="super 58%" officeooo:rsid="00631629"/>
    </style:style>
    <style:style style:name="T6" style:family="text">
      <style:text-properties style:text-position="super 58%" fo:font-size="14pt" fo:font-style="normal" officeooo:rsid="00748223" style:font-size-asian="14pt" style:font-style-asian="normal" style:font-style-complex="normal"/>
    </style:style>
    <style:style style:name="T7" style:family="text">
      <style:text-properties style:use-window-font-color="true" style:text-position="0% 100%" style:font-name="Times New Roman" fo:font-size="12pt" fo:language="uk" fo:country="UA" style:text-underline-style="none" officeooo:rsid="00260e85" style:font-name-asian="Symbol1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text-position="0% 100%" style:font-name="Times New Roman" fo:font-size="12pt" fo:language="uk" fo:country="UA" style:text-underline-style="none" officeooo:rsid="005440b5" style:font-name-asian="Symbol1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text-position="0% 100%" style:font-name="Times New Roman" fo:font-size="12pt" fo:language="uk" fo:country="UA" officeooo:rsid="00604bfc" style:font-name-asian="Symbol1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text-position="0% 100%" style:font-name="Times New Roman" fo:font-size="12pt" fo:language="uk" fo:country="UA" officeooo:rsid="0066c6af" style:font-name-asian="Symbol1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text-position="0% 100%" style:font-name="Times New Roman" fo:font-size="12pt" style:font-name-asian="Symbol1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text-position="0% 100%" style:font-name="Times New Roman" fo:font-size="12pt" officeooo:rsid="00702cc8" style:font-name-asian="Symbol1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text-position="0% 100%" style:font-name="Times New Roman" fo:font-size="12pt" officeooo:rsid="006249bf" style:font-name-asian="Symbol1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text-position="0% 100%" style:font-name="Times New Roman" fo:font-size="12pt" style:text-underline-style="none" style:font-name-asian="Symbol1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text-position="0% 100%" fo:font-size="12pt" fo:language="uk" fo:country="UA" style:text-underline-style="none" officeooo:rsid="00260e85" style:font-name-asian="Symbol1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text-position="0% 100%" fo:font-size="12pt" fo:language="uk" fo:country="UA" style:text-underline-style="none" officeooo:rsid="005440b5" style:font-name-asian="Symbol1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text-position="0% 100%" fo:font-size="12pt" fo:language="uk" fo:country="UA" officeooo:rsid="0066c6af" style:font-name-asian="Symbol1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text-position="0% 100%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text-position="0% 100%" fo:font-size="12pt" fo:language="uk" fo:country="UA" officeooo:rsid="00604bfc" style:font-name-asian="Symbol1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text-position="0% 100%" fo:font-size="12pt" style:font-name-asian="Symbol1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text-position="0% 100%" fo:font-size="12pt" officeooo:rsid="006249bf" style:font-name-asian="Symbol1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style:text-position="0% 100%" fo:font-size="12pt" officeooo:rsid="00702cc8" style:font-name-asian="Symbol1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style:text-position="0% 100%" fo:font-size="12pt" style:text-underline-style="none" style:font-name-asian="Symbol1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style:text-underline-style="none" officeooo:rsid="005440b5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66c6af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officeooo:rsid="006249bf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4" style:family="text">
      <style:text-properties style:use-window-font-color="true" style:font-name="Times New Roman" fo:font-size="12pt" fo:language="uk" fo:country="UA" officeooo:rsid="005a3630" style:font-name-asian="Calibri" style:font-size-asian="12pt" style:font-name-complex="Times New Roman2" style:font-size-complex="12pt" style:language-complex="ar" style:country-complex="SA"/>
    </style:style>
    <style:style style:name="T35" style:family="text">
      <style:text-properties style:use-window-font-color="true" fo:font-size="12pt" fo:language="uk" fo:country="UA" officeooo:rsid="005a3630" style:font-name-asian="Calibri" style:font-size-asian="12pt" style:font-name-complex="Times New Roman2" style:font-size-complex="12pt" style:language-complex="ar" style:country-complex="SA"/>
    </style:style>
    <style:style style:name="T36" style:family="text">
      <style:text-properties style:use-window-font-color="true" fo:language="uk" fo:country="UA" officeooo:rsid="005a3630" style:font-name-asian="Calibri" style:font-name-complex="Times New Roman2" style:language-complex="ar" style:country-complex="SA"/>
    </style:style>
    <style:style style:name="T37" style:family="text">
      <style:text-properties fo:font-variant="normal" fo:text-transform="none" fo:color="#000000" fo:letter-spacing="normal" fo:language="uk" fo:country="UA" fo:font-style="normal" fo:font-weight="normal" style:font-name-complex="Times New Roman2"/>
    </style:style>
    <style:style style:name="T38" style:family="text">
      <style:text-properties fo:font-variant="normal" fo:text-transform="none" fo:color="#000000" fo:letter-spacing="normal" fo:language="uk" fo:country="UA" fo:font-style="italic" fo:font-weight="normal" style:font-name-complex="Times New Roman2"/>
    </style:style>
    <style:style style:name="T39" style:family="text">
      <style:text-properties fo:font-variant="normal" fo:text-transform="none" fo:color="#000000" fo:letter-spacing="normal" fo:font-style="normal" fo:font-weight="normal" officeooo:rsid="00121e03"/>
    </style:style>
    <style:style style:name="T40" style:family="text">
      <style:text-properties fo:font-variant="normal" fo:text-transform="none" fo:color="#000000" fo:letter-spacing="normal" fo:font-style="normal" fo:font-weight="normal" officeooo:rsid="00502aa8"/>
    </style:style>
    <style:style style:name="T41" style:family="text">
      <style:text-properties fo:font-variant="normal" fo:text-transform="none" fo:color="#000000" fo:letter-spacing="normal" fo:font-style="normal" fo:font-weight="normal" officeooo:rsid="00493da9"/>
    </style:style>
    <style:style style:name="T42" style:family="text">
      <style:text-properties fo:font-variant="normal" fo:text-transform="none" fo:color="#000000" fo:letter-spacing="normal" fo:font-style="normal" fo:font-weight="normal" officeooo:rsid="0050e6be"/>
    </style:style>
    <style:style style:name="T43" style:family="text">
      <style:text-properties fo:font-variant="normal" fo:text-transform="none" fo:color="#000000" fo:letter-spacing="normal" fo:font-style="normal" fo:font-weight="normal" officeooo:rsid="00121e03" style:font-name-complex="Times New Roman"/>
    </style:style>
    <style:style style:name="T44" style:family="text">
      <style:text-properties fo:font-variant="normal" fo:text-transform="none" fo:color="#000000" fo:letter-spacing="normal" fo:font-style="normal" fo:font-weight="normal" officeooo:rsid="005bf5ee" style:font-name-complex="Times New Roman"/>
    </style:style>
    <style:style style:name="T45" style:family="text">
      <style:text-properties fo:font-variant="normal" fo:text-transform="none" fo:color="#000000" fo:letter-spacing="normal" fo:font-style="normal" fo:font-weight="normal" officeooo:rsid="005b19c0" style:font-name-complex="Times New Roman"/>
    </style:style>
    <style:style style:name="T46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121e03" style:font-name-complex="Times New Roman2"/>
    </style:style>
    <style:style style:name="T47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0d634d" style:font-name-complex="Times New Roman2"/>
    </style:style>
    <style:style style:name="T48" style:family="text">
      <style:text-properties fo:font-variant="normal" fo:text-transform="none" fo:color="#000000" style:text-position="sub 58%" fo:letter-spacing="normal" fo:font-style="normal" fo:font-weight="normal" officeooo:rsid="00502aa8"/>
    </style:style>
    <style:style style:name="T49" style:family="text">
      <style:text-properties fo:font-variant="normal" fo:text-transform="none" fo:color="#000000" style:text-position="super 58%" fo:letter-spacing="normal" fo:font-style="normal" fo:font-weight="normal" officeooo:rsid="00502aa8"/>
    </style:style>
    <style:style style:name="T50" style:family="text">
      <style:text-properties fo:font-variant="normal" fo:text-transform="none" fo:color="#000000" style:text-position="super 58%" fo:letter-spacing="normal" fo:font-style="normal" fo:font-weight="normal" officeooo:rsid="00493da9"/>
    </style:style>
    <style:style style:name="T51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53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54" style:family="text">
      <style:text-properties fo:font-variant="normal" fo:text-transform="none" style:text-line-through-style="none" style:text-line-through-type="none" fo:letter-spacing="normal" fo:font-style="normal" fo:font-weight="normal" officeooo:rsid="0015a3a6" style:font-style-asian="normal" style:font-style-complex="normal" loext:padding="0in" loext:border="none"/>
    </style:style>
    <style:style style:name="T55" style:family="text">
      <style:text-properties fo:font-variant="normal" fo:text-transform="none" style:text-line-through-style="none" style:text-line-through-type="none" fo:letter-spacing="normal" fo:font-style="normal" fo:font-weight="normal" officeooo:rsid="0068567d" style:font-style-asian="normal" style:font-style-complex="normal" loext:padding="0in" loext:border="none"/>
    </style:style>
    <style:style style:name="T56" style:family="text">
      <style:text-properties fo:font-variant="normal" fo:text-transform="none" style:text-line-through-style="none" style:text-line-through-type="none" fo:letter-spacing="normal" fo:font-style="normal" fo:font-weight="normal" officeooo:rsid="006b2585" style:font-style-asian="normal" style:font-style-complex="normal" loext:padding="0in" loext:border="none"/>
    </style:style>
    <style:style style:name="T57" style:family="text">
      <style:text-properties fo:font-variant="normal" fo:text-transform="none" style:text-line-through-style="none" style:text-line-through-type="none" fo:letter-spacing="normal" fo:font-style="normal" fo:font-weight="normal" officeooo:rsid="006c3090" style:font-style-asian="normal" style:font-style-complex="normal" loext:padding="0in" loext:border="none"/>
    </style:style>
    <style:style style:name="T58" style:family="text">
      <style:text-properties fo:font-variant="normal" fo:text-transform="none" style:text-line-through-style="none" style:text-line-through-type="none" fo:letter-spacing="normal" fo:font-style="normal" fo:font-weight="normal" officeooo:rsid="006b2585" style:font-name-asian="Times New Roman1" style:font-style-asian="normal" style:font-name-complex="Times New Roman1" style:font-style-complex="normal" loext:padding="0in" loext:border="none"/>
    </style:style>
    <style:style style:name="T59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2" style:font-style-complex="italic" loext:padding="0in" loext:border="none"/>
    </style:style>
    <style:style style:name="T60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61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62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6b2585" style:font-style-asian="normal" style:font-style-complex="normal" loext:padding="0in" loext:border="none"/>
    </style:style>
    <style:style style:name="T63" style:family="text">
      <style:text-properties fo:font-variant="normal" fo:text-transform="none" style:text-line-through-style="none" style:text-line-through-type="none" style:font-name="Times New Roman1" fo:letter-spacing="normal" fo:font-style="normal" fo:font-weight="normal" officeooo:rsid="006b2585" style:font-name-asian="Times New Roman1" style:font-style-asian="normal" style:font-name-complex="Times New Roman1" style:font-style-complex="normal" loext:padding="0in" loext:border="none"/>
    </style:style>
    <style:style style:name="T64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6b2585" style:font-style-asian="normal" style:font-style-complex="normal" loext:padding="0in" loext:border="none"/>
    </style:style>
    <style:style style:name="T65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68567d" style:font-style-asian="normal" style:font-style-complex="normal" loext:padding="0in" loext:border="none"/>
    </style:style>
    <style:style style:name="T66" style:family="text">
      <style:text-properties style:text-line-through-style="none" style:text-line-through-type="none" style:font-name-complex="Times New Roman"/>
    </style:style>
    <style:style style:name="T67" style:family="text">
      <style:text-properties style:text-line-through-style="none" style:text-line-through-type="none" officeooo:rsid="004dba5e" style:font-name-complex="Times New Roman"/>
    </style:style>
    <style:style style:name="T68" style:family="text">
      <style:text-properties style:text-line-through-style="none" style:text-line-through-type="none" fo:letter-spacing="-0.0071in" style:font-name-complex="Times New Roman"/>
    </style:style>
    <style:style style:name="T69" style:family="text">
      <style:text-properties style:text-line-through-style="none" style:text-line-through-type="none" fo:letter-spacing="-0.0055in" style:font-name-complex="Times New Roman"/>
    </style:style>
    <style:style style:name="T70" style:family="text">
      <style:text-properties officeooo:rsid="0033a647"/>
    </style:style>
    <style:style style:name="T71" style:family="text">
      <style:text-properties officeooo:rsid="0015a3a6"/>
    </style:style>
    <style:style style:name="T72" style:family="text">
      <style:text-properties officeooo:rsid="00545875"/>
    </style:style>
    <style:style style:name="T73" style:family="text">
      <style:text-properties officeooo:rsid="00563c6c"/>
    </style:style>
    <style:style style:name="T74" style:family="text">
      <style:text-properties officeooo:rsid="00565037"/>
    </style:style>
    <style:style style:name="T75" style:family="text">
      <style:text-properties officeooo:rsid="0056b09f"/>
    </style:style>
    <style:style style:name="T76" style:family="text">
      <style:text-properties style:font-name="Times New Roman" fo:font-size="12pt" fo:language="uk" fo:country="UA" officeooo:rsid="002086bd" style:font-size-asian="12pt" style:font-name-complex="Times New Roman2" style:font-size-complex="12pt"/>
    </style:style>
    <style:style style:name="T77" style:family="text">
      <style:text-properties style:font-name="Times New Roman" fo:font-size="12pt" fo:language="uk" fo:country="UA" officeooo:rsid="0022176e" style:font-size-asian="12pt" style:font-name-complex="Times New Roman2" style:font-size-complex="12pt"/>
    </style:style>
    <style:style style:name="T78" style:family="text">
      <style:text-properties style:font-name="Times New Roman" fo:font-size="12pt" fo:language="uk" fo:country="UA" officeooo:rsid="005bc6c7" style:font-size-asian="12pt" style:font-name-complex="Times New Roman2" style:font-size-complex="12pt"/>
    </style:style>
    <style:style style:name="T79" style:family="text">
      <style:text-properties style:font-name="Times New Roman" fo:font-size="12pt" fo:language="uk" fo:country="UA" officeooo:rsid="00239ad5" style:font-size-asian="12pt" style:font-name-complex="Times New Roman2" style:font-size-complex="12pt"/>
    </style:style>
    <style:style style:name="T80" style:family="text">
      <style:text-properties style:font-name="Times New Roman" fo:font-size="12pt" fo:language="uk" fo:country="UA" officeooo:rsid="005a3630" style:font-size-asian="12pt" style:font-name-complex="Times New Roman2" style:font-size-complex="12pt"/>
    </style:style>
    <style:style style:name="T81" style:family="text">
      <style:text-properties officeooo:rsid="00555d4e"/>
    </style:style>
    <style:style style:name="T82" style:family="text">
      <style:text-properties officeooo:rsid="005728e8"/>
    </style:style>
    <style:style style:name="T83" style:family="text">
      <style:text-properties officeooo:rsid="005698f1"/>
    </style:style>
    <style:style style:name="T84" style:family="text">
      <style:text-properties officeooo:rsid="0059b163"/>
    </style:style>
    <style:style style:name="T85" style:family="text">
      <style:text-properties officeooo:rsid="00586720"/>
    </style:style>
    <style:style style:name="T86" style:family="text">
      <style:text-properties officeooo:rsid="00589ce6"/>
    </style:style>
    <style:style style:name="T87" style:family="text">
      <style:text-properties officeooo:rsid="005a3630"/>
    </style:style>
    <style:style style:name="T88" style:family="text">
      <style:text-properties officeooo:rsid="005c9de9"/>
    </style:style>
    <style:style style:name="T89" style:family="text">
      <style:text-properties officeooo:rsid="00604bfc"/>
    </style:style>
    <style:style style:name="T90" style:family="text">
      <style:text-properties officeooo:rsid="0065921e"/>
    </style:style>
    <style:style style:name="T91" style:family="text">
      <style:text-properties officeooo:rsid="00611294"/>
    </style:style>
    <style:style style:name="T92" style:family="text">
      <style:text-properties officeooo:rsid="005dd80f"/>
    </style:style>
    <style:style style:name="T93" style:family="text">
      <style:text-properties officeooo:rsid="00682912"/>
    </style:style>
    <style:style style:name="T94" style:family="text">
      <style:text-properties officeooo:rsid="0055c932"/>
    </style:style>
    <style:style style:name="T95" style:family="text">
      <style:text-properties officeooo:rsid="00631629"/>
    </style:style>
    <style:style style:name="T96" style:family="text">
      <style:text-properties officeooo:rsid="00702cc8"/>
    </style:style>
    <style:style style:name="T97" style:family="text">
      <style:text-properties fo:font-size="14pt" style:font-size-asian="14pt"/>
    </style:style>
    <style:style style:name="T98" style:family="text">
      <style:text-properties fo:font-size="14pt" fo:font-style="italic" style:font-size-asian="14pt" style:font-style-asian="italic"/>
    </style:style>
    <style:style style:name="T99" style:family="text">
      <style:text-properties fo:font-size="14pt" fo:font-style="italic" style:font-size-asian="14pt" style:font-style-asian="italic" style:font-style-complex="normal"/>
    </style:style>
    <style:style style:name="T100" style:family="text">
      <style:text-properties fo:font-size="14pt" fo:font-style="italic" officeooo:rsid="00748223" style:font-size-asian="14pt" style:font-style-asian="italic" style:font-style-complex="normal"/>
    </style:style>
    <style:style style:name="T101" style:family="text">
      <style:text-properties fo:font-size="14pt" fo:font-style="italic" officeooo:rsid="0072ad5d" style:font-size-asian="14pt" style:font-style-asian="italic" style:font-style-complex="normal"/>
    </style:style>
    <style:style style:name="T102" style:family="text">
      <style:text-properties fo:font-size="14pt" fo:letter-spacing="0.0472in" style:font-size-asian="14pt"/>
    </style:style>
    <style:style style:name="T103" style:family="text">
      <style:text-properties fo:font-size="14pt" fo:font-style="normal" style:font-size-asian="14pt" style:font-style-asian="normal" style:font-style-complex="normal"/>
    </style:style>
    <style:style style:name="T104" style:family="text">
      <style:text-properties fo:font-size="14pt" fo:font-style="normal" officeooo:rsid="00748223" style:font-size-asian="14pt" style:font-style-asian="normal" style:font-style-complex="normal"/>
    </style:style>
    <style:style style:name="T105" style:family="text">
      <style:text-properties fo:font-size="14pt" fo:font-style="normal" officeooo:rsid="0072ad5d" style:font-size-asian="14pt" style:font-style-asian="normal" style:font-style-complex="normal"/>
    </style:style>
    <style:style style:name="T106" style:family="text">
      <style:text-properties fo:font-size="14pt" fo:font-style="normal" officeooo:rsid="0073f3e7" style:font-size-asian="14pt" style:font-style-asian="normal" style:font-style-complex="normal"/>
    </style:style>
    <style:style style:name="T107" style:family="text">
      <style:text-properties style:text-position="-13% 100%" fo:font-size="8pt" fo:font-style="italic" style:font-size-asian="8pt" style:font-style-asian="italic"/>
    </style:style>
    <style:style style:name="T108" style:family="text">
      <style:text-properties style:text-position="-13% 100%" fo:font-size="8pt" fo:font-style="italic" style:font-size-asian="8pt" style:font-style-asian="italic" style:font-style-complex="normal"/>
    </style:style>
    <style:style style:name="T109" style:family="text">
      <style:text-properties style:text-position="-13% 100%" fo:font-size="8pt" style:font-size-asian="8pt"/>
    </style:style>
    <style:style style:name="T110" style:family="text">
      <style:text-properties style:text-position="-13% 100%" fo:font-size="8pt" fo:font-style="normal" style:font-size-asian="8pt" style:font-style-asian="normal" style:font-style-complex="normal"/>
    </style:style>
    <style:style style:name="T111" style:family="text">
      <style:text-properties fo:font-size="12pt" style:font-size-asian="12pt"/>
    </style:style>
    <style:style style:name="T112" style:family="text">
      <style:text-properties fo:font-size="12pt" fo:language="uk" fo:country="UA" officeooo:rsid="002086bd" style:font-size-asian="12pt" style:font-name-complex="Times New Roman2" style:font-size-complex="12pt"/>
    </style:style>
    <style:style style:name="T113" style:family="text">
      <style:text-properties fo:font-size="12pt" fo:language="uk" fo:country="UA" officeooo:rsid="005a3630" style:font-size-asian="12pt" style:font-name-complex="Times New Roman2" style:font-size-complex="12pt"/>
    </style:style>
    <style:style style:name="T114" style:family="text">
      <style:text-properties fo:font-size="12pt" fo:language="uk" fo:country="UA" officeooo:rsid="0022176e" style:font-size-asian="12pt" style:font-name-complex="Times New Roman2" style:font-size-complex="12pt"/>
    </style:style>
    <style:style style:name="T115" style:family="text">
      <style:text-properties fo:font-size="12pt" fo:language="uk" fo:country="UA" officeooo:rsid="005bc6c7" style:font-size-asian="12pt" style:font-name-complex="Times New Roman2" style:font-size-complex="12pt"/>
    </style:style>
    <style:style style:name="T116" style:family="text">
      <style:text-properties fo:font-size="12pt" fo:language="uk" fo:country="UA" officeooo:rsid="00239ad5" style:font-size-asian="12pt" style:font-name-complex="Times New Roman2" style:font-size-complex="12pt"/>
    </style:style>
    <style:style style:name="T117" style:family="text">
      <style:text-properties fo:language="uk" fo:country="UA" officeooo:rsid="002086bd" style:font-name-complex="Times New Roman2"/>
    </style:style>
    <style:style style:name="T118" style:family="text">
      <style:text-properties fo:language="uk" fo:country="UA" officeooo:rsid="005a3630" style:font-name-complex="Times New Roman2"/>
    </style:style>
    <style:style style:name="T119" style:family="text">
      <style:text-properties fo:language="uk" fo:country="UA" officeooo:rsid="0022176e" style:font-name-complex="Times New Roman2"/>
    </style:style>
    <style:style style:name="T120" style:family="text">
      <style:text-properties fo:language="uk" fo:country="UA" officeooo:rsid="005bc6c7" style:font-name-complex="Times New Roman2"/>
    </style:style>
    <style:style style:name="T121" style:family="text">
      <style:text-properties fo:language="uk" fo:country="UA" officeooo:rsid="00239ad5" style:font-name-complex="Times New Roman2"/>
    </style:style>
    <style:style style:name="T122" style:family="text">
      <style:text-properties fo:font-style="normal" officeooo:rsid="0072ad5d" style:font-size-asian="10.5pt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70">5</text:span></text:p>
      <text:p text:style-name="P47"/>
      <text:list xml:id="list1050803446" text:style-name="L1">
        <text:list-item>
          <text:p text:style-name="P45"><text:span text:style-name="T37">Вибірки, складені з </text:span><text:span text:style-name="T38">n</text:span><text:span text:style-name="T37"> різних елементів по </text:span><text:span text:style-name="T38">m</text:span><text:span text:style-name="T37"> елементів, що відрізняються або складом елементів, або їх порядком, це:</text:span></text:p>
          <text:p text:style-name="P31"><text:span text:style-name="T46">А) комбінація; Б) розміщення; В) перестановка; Г) розміщення з повтореннями; Д) перестановка з повтореннями; </text:span><text:span text:style-name="T47">Е</text:span><text:span text:style-name="T46">) комбінація з повтореннями;</text:span></text:p>
          <text:p text:style-name="P1"/>
        </text:list-item>
        <text:list-item>
          <text:p text:style-name="P44">Виберіть правильну рівність:</text:p>
          <text:p text:style-name="P40"><text:span text:style-name="T42">А</text:span><text:span text:style-name="T39">) </text:span><text:span text:style-name="T40">А</text:span><text:span text:style-name="T48">5</text:span><text:span text:style-name="T49">0</text:span><text:span text:style-name="T39"> </text:span><text:span text:style-name="T40">= А</text:span><text:span text:style-name="T48">5</text:span><text:span text:style-name="T49">5</text:span><text:span text:style-name="T39">; </text:span><text:span text:style-name="T42">Б</text:span><text:span text:style-name="T39">) </text:span><text:span text:style-name="T40">С</text:span><text:span text:style-name="T48">6</text:span><text:span text:style-name="T49">0</text:span><text:span text:style-name="T39"> </text:span><text:span text:style-name="T40">= С</text:span><text:span text:style-name="T48">6</text:span><text:span text:style-name="T49">6</text:span><text:span text:style-name="T39">; </text:span><text:span text:style-name="T42">В</text:span><text:span text:style-name="T39">) </text:span><text:span text:style-name="T40">А</text:span><text:span text:style-name="T48">5</text:span><text:span text:style-name="T49">1</text:span><text:span text:style-name="T39"> </text:span><text:span text:style-name="T40">= А</text:span><text:span text:style-name="T48">5</text:span><text:span text:style-name="T50">5</text:span><text:span text:style-name="T39">; </text:span><text:span text:style-name="T42">Г</text:span><text:span text:style-name="T39">) </text:span><text:span text:style-name="T40">С</text:span><text:span text:style-name="T48">6</text:span><text:span text:style-name="T49">1</text:span><text:span text:style-name="T39"> </text:span><text:span text:style-name="T40">= С</text:span><text:span text:style-name="T48">6</text:span><text:span text:style-name="T49">5</text:span><text:span text:style-name="T39">; </text:span><text:span text:style-name="T42">Д</text:span><text:span text:style-name="T41">) </text:span><text:span text:style-name="T40">А</text:span><text:span text:style-name="T48">5</text:span><text:span text:style-name="T49">2</text:span><text:span text:style-name="T39"> </text:span><text:span text:style-name="T40">= А</text:span><text:span text:style-name="T48">5</text:span><text:span text:style-name="T49">3</text:span><text:span text:style-name="T39">; </text:span><text:span text:style-name="T42">Е</text:span><text:span text:style-name="T39">) </text:span><text:span text:style-name="T40">С</text:span><text:span text:style-name="T48">6</text:span><text:span text:style-name="T49">1</text:span><text:span text:style-name="T39"> </text:span><text:span text:style-name="T40">= С</text:span><text:span text:style-name="T48">6</text:span><text:span text:style-name="T49">6</text:span><text:span text:style-name="T39">; </text:span></text:p>
          <text:p text:style-name="P41"/>
        </text:list-item>
        <text:list-item>
          <text:p text:style-name="P40"><text:span text:style-name="T43">Яких п</text:span><text:span text:style-name="T44">ід</text:span><text:span text:style-name="T43">множин множини А б</text:span><text:span text:style-name="T44">іл</text:span><text:span text:style-name="T43">ьше: тих, що м</text:span><text:span text:style-name="T44">іс</text:span><text:span text:style-name="T43">тять множину </text:span><text:span text:style-name="T45">D</text:span><text:span text:style-name="T43">, чи тих, що не перетинаються з множиною </text:span><text:span text:style-name="T45">D</text:span><text:span text:style-name="T44">?</text:span></text:p>
          <text:p text:style-name="P42"/>
        </text:list-item>
        <text:list-item>
          <text:p text:style-name="P31"><text:span text:style-name="T66">Група студентів опановує сім навчальних дисциплін. На понеділок планується заняття з чотирьох різних дисциплін. Скількома способами можна скласти розклад на</text:span><text:span text:style-name="T68"> </text:span><text:span text:style-name="T66">понеділок?</text:span></text:p>
          <text:p text:style-name="P3"/>
        </text:list-item>
        <text:list-item>
          <text:p text:style-name="P32"><text:span text:style-name="T66">Скількома способами можна розділити колоду із </text:span><text:span text:style-name="T67">54</text:span><text:span text:style-name="T66"> карт порівну так, щоб в кожній частині було по два тузи</text:span><text:span text:style-name="T69"> </text:span><text:span text:style-name="T66">?</text:span></text:p>
          <text:p text:style-name="P4"/>
        </text:list-item>
        <text:list-item>
          <text:p text:style-name="P36"><text:span text:style-name="T25">У ящику лежать сині, жовті та білі кулі. Скількома способами можна вибрати з нього набір із </text:span><text:span text:style-name="T26">шест</text:span><text:span text:style-name="T25">и куль? </text:span></text:p>
          <text:p text:style-name="P8"/>
        </text:list-item>
        <text:list-item>
          <text:p text:style-name="P9"><text:span text:style-name="T71">Нехай n = p</text:span><text:span text:style-name="T1">1</text:span><text:span text:style-name="T3">α</text:span><text:span text:style-name="T4">1</text:span><text:span text:style-name="T71"> ⋅ p</text:span><text:span text:style-name="T1">2</text:span><text:span text:style-name="T3">α</text:span><text:span text:style-name="T4">2</text:span><text:span text:style-name="T71"> ⋅ ... ⋅ p</text:span><text:span text:style-name="T1">r</text:span><text:span text:style-name="T3">αr</text:span><text:span text:style-name="T71"> - розклад числа n на прості множники. Знайти кількість дільників, що не діляться на квадрат будь-якого числа окрім 1.</text:span></text:p>
          <text:p text:style-name="P9"/>
        </text:list-item>
        <text:list-item>
          <text:p text:style-name="P10"><text:span text:style-name="T71">Скількома способами можна розташувати </text:span><text:span text:style-name="T72">14</text:span><text:span text:style-name="T71"> нулів та </text:span><text:span text:style-name="T72">11</text:span><text:span text:style-name="T71"> одиниць так, щоб жодні дві одиниці не стояли поруч?</text:span></text:p>
          <text:p text:style-name="P10"/>
        </text:list-item>
        <text:list-item>
          <text:p text:style-name="P10"><text:span text:style-name="T71">Нехай множина А </text:span><text:span text:style-name="T88">мі</text:span><text:span text:style-name="T71">стить </text:span><text:span text:style-name="T88">n</text:span><text:span text:style-name="T71"> елеме</text:span><text:span text:style-name="T88">н</text:span><text:span text:style-name="T71">т</text:span><text:span text:style-name="T88">і</text:span><text:span text:style-name="T71">в, а множина В — </text:span><text:span text:style-name="T88">m</text:span><text:span text:style-name="T71"> елемент</text:span><text:span text:style-name="T88">ів</text:span><text:span text:style-name="T71">. Визначити </text:span><text:span text:style-name="T88">кі</text:span><text:span text:style-name="T71">ль</text:span><text:span text:style-name="T88">кі</text:span><text:span text:style-name="T71">сть <text:s/>в</text:span><text:span text:style-name="T88">ід</text:span><text:span text:style-name="T71">пов</text:span><text:span text:style-name="T88">ід</text:span><text:span text:style-name="T71">ностей </text:span><text:span text:style-name="T88">мі</text:span><text:span text:style-name="T71">ж множинами А </text:span><text:span text:style-name="T88">і</text:span><text:span text:style-name="T71"> В.</text:span></text:p>
          <text:p text:style-name="P11"/>
        </text:list-item>
        <text:list-item>
          <text:p text:style-name="P11"><text:span text:style-name="T71">На полиці </text:span><text:span text:style-name="T86">1</text:span><text:span text:style-name="T87">5</text:span><text:span text:style-name="T71"> книг. Скільки існує способів обрати </text:span><text:span text:style-name="T87">8</text:span><text:span text:style-name="T71"> книг, щоб ніякі дві книги не брати поруч?</text:span></text:p>
          <text:p text:style-name="P27"/>
        </text:list-item>
        <text:list-item>
          <text:p text:style-name="P39"><text:span text:style-name="T117">За круглим столом короля Артура сидять 1</text:span><text:span text:style-name="T118">8</text:span><text:span text:style-name="T117"> лицарів. Кожен ворогує зі своїми сусідами. Потрібно обрати </text:span><text:span text:style-name="T118">8</text:span><text:span text:style-name="T117"> лицарів, щоб визволити принцесу. Скільки існує способів обрання лицарів, щоб серед обраних лицарів не було воро</text:span><text:span text:style-name="T119">г</text:span><text:span text:style-name="T117">ів?</text:span></text:p>
          <text:p text:style-name="P33"/>
        </text:list-item>
        <text:list-item>
          <text:p text:style-name="P37"><text:span text:style-name="T119">Ліфт, у якому знаходяться </text:span><text:span text:style-name="T120">2</text:span><text:span text:style-name="T118">4</text:span><text:span text:style-name="T119"> пасажирів, може зупинятись на </text:span><text:span text:style-name="T120">1</text:span><text:span text:style-name="T118">5</text:span><text:span text:style-name="T119"> поверхах. Пасажири виходять групами по </text:span><text:span text:style-name="T36">7</text:span><text:span text:style-name="T119">, </text:span><text:span text:style-name="T118">8</text:span><text:span text:style-name="T119"> і </text:span><text:span text:style-name="T36">9</text:span><text:span text:style-name="T119"> чоловік. Скількома способами це може відбуватись?</text:span></text:p>
          <text:p text:style-name="P34"/>
        </text:list-item>
        <text:list-item>
          <text:p text:style-name="P39"><text:span text:style-name="T121">Скількома способами можна розставити </text:span><text:span text:style-name="T118">10</text:span><text:span text:style-name="T121"> томів зібрання творів І.Я. Франко так, щоб перший і другий томи не стояли поруч?</text:span></text:p>
          <text:p text:style-name="P30"/>
        </text:list-item>
        <text:list-item>
          <text:p text:style-name="P43"><text:span text:style-name="T51">Чому дор</text:span><text:span text:style-name="T52">ів</text:span><text:span text:style-name="T51">ню</text:span><text:span text:style-name="T52">є</text:span><text:span text:style-name="T51"> коеф</text:span><text:span text:style-name="T53">іціє</text:span><text:span text:style-name="T51">нт при </text:span><text:span text:style-name="T59">х</text:span><text:span text:style-name="T60">n</text:span><text:span text:style-name="T51"> у розклад</text:span><text:span text:style-name="T52">і</text:span><text:span text:style-name="T51"> (1 + </text:span><text:span text:style-name="T59">х</text:span><text:span text:style-name="T51"> + 2</text:span><text:span text:style-name="T59">х</text:span><text:span text:style-name="T60">2 </text:span><text:span text:style-name="T51">+ ... + </text:span><text:span text:style-name="T52">n</text:span><text:span text:style-name="T59">х</text:span><text:span text:style-name="T60">n</text:span><text:span text:style-name="T51">)</text:span><text:span text:style-name="T61">2</text:span><text:span text:style-name="T51">?</text:span></text:p>
          <text:p text:style-name="P12"/>
        </text:list-item>
        <text:list-item>
          <text:p text:style-name="P13"><text:span text:style-name="T71">В колоді </text:span><text:span text:style-name="T74">48</text:span><text:span text:style-name="T71"> карт - 4 кольори з номерами від 1 до </text:span><text:span text:style-name="T73">1</text:span><text:span text:style-name="T74">2</text:span><text:span text:style-name="T71">. Скільки існує способів витягнути </text:span><text:span text:style-name="T74">5</text:span><text:span text:style-name="T71"> карт так, щоб це було рівно </text:span><text:span text:style-name="T74">2</text:span><text:span text:style-name="T71"> карти з одним номером і </text:span><text:span text:style-name="T74">3</text:span><text:span text:style-name="T71"> з іншим?</text:span></text:p>
          <text:p text:style-name="P13"/>
        </text:list-item>
        <text:list-item>
          <text:p text:style-name="P13"><text:span text:style-name="T71">Нехай множина М </text:span><text:span text:style-name="T89">мі</text:span><text:span text:style-name="T71">стить </text:span><text:span text:style-name="T89">n</text:span><text:span text:style-name="T71"> елемент</text:span><text:span text:style-name="T89">і</text:span><text:span text:style-name="T71">в. Визначити кількість: </text:span></text:p>
          <text:p text:style-name="P38"><text:span text:style-name="T27">а) </text:span><text:span text:style-name="T28">антирефлексивних в</text:span><text:span text:style-name="T29">ід</text:span><text:span text:style-name="T28">ношень на множині М; </text:span></text:p>
          <text:p text:style-name="P13"><text:span text:style-name="T90">б) </text:span><text:span text:style-name="T71">антирефлексивних </text:span><text:span text:style-name="T91">і</text:span><text:span text:style-name="T71"> симетричних в</text:span><text:span text:style-name="T89">ід</text:span><text:span text:style-name="T71">ношень на множині М.</text:span></text:p>
          <text:p text:style-name="P14"/>
        </text:list-item>
        <text:list-item>
          <text:p text:style-name="P15"><text:soft-page-break/><text:span text:style-name="T71">Прапор складається з 1</text:span><text:span text:style-name="T75">5</text:span><text:span text:style-name="T71"> горизонтальних смуг </text:span><text:span text:style-name="T75">7</text:span><text:span text:style-name="T73"> різних</text:span><text:span text:style-name="T71"> кольорів, причому довільні дві сусідні смуги повинні мати різні кольори. Скільк</text:span><text:span text:style-name="T73">и</text:span><text:span text:style-name="T71"> </text:span><text:span text:style-name="T73">існує різних прапорів з такими властивостями</text:span><text:span text:style-name="T71">?</text:span></text:p>
          <text:p text:style-name="P15"/>
        </text:list-item>
        <text:list-item>
          <text:p text:style-name="P16"><text:span text:style-name="T71">Необхідно скласти </text:span><text:span text:style-name="T82">8</text:span><text:span text:style-name="T71"> іспит</text:span><text:span text:style-name="T81">ів</text:span><text:span text:style-name="T71"> на протязі </text:span><text:span text:style-name="T81">1</text:span><text:span text:style-name="T82">1</text:span><text:span text:style-name="T71"> днів. Скількома способами це можна зробити?</text:span></text:p>
          <text:p text:style-name="P16"/>
        </text:list-item>
        <text:list-item>
          <text:p text:style-name="P16"><text:span text:style-name="T71">В скрині кулі </text:span><text:span text:style-name="T85">7</text:span><text:span text:style-name="T71">-х кольорів. Яку найменшу кількість куль треба узяти, щоб серед них </text:span><text:span text:style-name="T83">(обов’язково) </text:span><text:span text:style-name="T71">було </text:span><text:span text:style-name="T85">13</text:span><text:span text:style-name="T71"> куль одного кольору?</text:span></text:p>
          <text:p text:style-name="P28"/>
        </text:list-item>
        <text:list-item>
          <text:p text:style-name="P17"><text:span text:style-name="T71">В скрині </text:span><text:span text:style-name="T85">6</text:span><text:span text:style-name="T71"> чорних, </text:span><text:span text:style-name="T85">9</text:span><text:span text:style-name="T71"> білих, 1</text:span><text:span text:style-name="T85">7</text:span><text:span text:style-name="T71"> червоних, 1</text:span><text:span text:style-name="T85">4</text:span><text:span text:style-name="T71"> зелених куль. Яку найменшу кількість куль треба узяти, щоб серед них </text:span><text:span text:style-name="T83">(обов’язково) </text:span><text:span text:style-name="T71">було </text:span><text:span text:style-name="T84">1</text:span><text:span text:style-name="T85">3</text:span><text:span text:style-name="T71"> куль одного кольору?</text:span></text:p>
          <text:p text:style-name="P17"/>
        </text:list-item>
        <text:list-item>
          <text:p text:style-name="P17"><text:span text:style-name="T71">Скільки існує різних способів роздати </text:span><text:span text:style-name="T92">e</text:span><text:span text:style-name="T71">1 троянд, </text:span><text:span text:style-name="T92">e</text:span><text:span text:style-name="T71">2 гвоздик, </text:span><text:span text:style-name="T92">e</text:span><text:span text:style-name="T71">3 волошок </text:span><text:span text:style-name="T92">q</text:span><text:span text:style-name="T71"> дівчатам?</text:span></text:p>
          <text:p text:style-name="P17"/>
        </text:list-item>
        <text:list-item>
          <text:p text:style-name="P18"><text:span text:style-name="T71">Компанiя, </text:span><text:span text:style-name="T93">що</text:span><text:span text:style-name="T71"> складається з 10 подружнiх пар, розбивається на 5 груп по 4 людини для прогулянки на човнах. </text:span><text:span text:style-name="T94">У</text:span><text:span text:style-name="T71"> скiлькох випадках даний </text:span><text:span text:style-name="T89">(певний) </text:span><text:span text:style-name="T71">чоловiк опиниться в одному човнi зі своєю дружиною?</text:span></text:p>
          <text:p text:style-name="P18"/>
        </text:list-item>
        <text:list-item>
          <text:p text:style-name="P23">Довести, що довжина періоду дробі n/m не перевищує m-1.</text:p>
          <text:p text:style-name="P19"/>
        </text:list-item>
        <text:list-item>
          <text:p text:style-name="P20"><text:span text:style-name="T71">Довести, що </text:span><text:span text:style-name="T95">C</text:span><text:span text:style-name="T2">n+1</text:span><text:span text:style-name="T5">k </text:span><text:span text:style-name="T95">= C</text:span><text:span text:style-name="T2">n</text:span><text:span text:style-name="T5">k</text:span><text:span text:style-name="T95"> + <text:s/>C</text:span><text:span text:style-name="T2">n</text:span><text:span text:style-name="T5">k-1</text:span><text:span text:style-name="T95">.</text:span></text:p>
          <text:p text:style-name="P2"/>
        </text:list-item>
        <text:list-item>
          <text:p text:style-name="P20"><text:span text:style-name="T54">Довести, що </text:span><text:span text:style-name="T58">∑</text:span><text:span text:style-name="T64">k=</text:span><text:span text:style-name="T65">0</text:span><text:span text:style-name="T62">n </text:span><text:span text:style-name="T55">(</text:span><text:span text:style-name="T56">-</text:span><text:span text:style-name="T55">1)</text:span><text:span text:style-name="T62">k</text:span><text:span text:style-name="T54">C</text:span><text:span text:style-name="T64">n</text:span><text:span text:style-name="T62">k </text:span><text:span text:style-name="T56">= </text:span><text:span text:style-name="T55">0</text:span><text:span text:style-name="T57">.</text:span></text:p>
          <text:p text:style-name="P21"/>
        </text:list-item>
        <text:list-item>
          <text:p text:style-name="P24">Знайти суму 4-значних чисел, які можна отримати перестановкою цифр 1, 2, 3, 4.</text:p>
          <text:p text:style-name="P22"/>
        </text:list-item>
        <text:list-item>
          <text:p text:style-name="P24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35"><text:span text:style-name="T31">а</text:span><text:span text:style-name="T32">) </text:span><text:span text:style-name="T33">Скільки студентів читає тільки “Компаньйон”?</text:span></text:p>
          <text:p text:style-name="P35"><text:span text:style-name="T31">б</text:span><text:span text:style-name="T32">) </text:span><text:span text:style-name="T30">Скільки студентів читає не менше 2 журналів?</text:span></text:p>
          <text:p text:style-name="P35"><text:span text:style-name="T31">в</text:span><text:span text:style-name="T32">) </text:span><text:span text:style-name="T30">Скільки студентів не читає жодного журналу?</text:span></text:p>
          <text:p text:style-name="P26"/>
        </text:list-item>
        <text:list-item>
          <text:p text:style-name="P29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35"><text:span text:style-name="T32">а) </text:span><text:span text:style-name="T30">Скільки студентів знає всі 3 мови?</text:span></text:p>
          <text:p text:style-name="P25"><text:span text:style-name="T96">б) </text:span>Скільки студентів знає рівно 2 мови?</text:p>
          <text:p text:style-name="P25"/>
        </text:list-item>
        <text:list-item>
          <text:p text:style-name="P25">Знайти розв’язок рекурентного співвідношення: </text:p>
          <text:p text:style-name="P5"><text:span text:style-name="T98">a</text:span><text:span text:style-name="T107">n</text:span><text:span text:style-name="T109">+2 </text:span><text:span text:style-name="T97">= 8·</text:span><text:span text:style-name="T98">a</text:span><text:span text:style-name="T107">n</text:span><text:span text:style-name="T109">+1 </text:span><text:span text:style-name="T97">– 7·</text:span><text:span text:style-name="T98">a</text:span><text:span text:style-name="T107">n </text:span><text:span text:style-name="T97">+ 12</text:span><text:span text:style-name="T98">n </text:span><text:span text:style-name="T97">+ 22, </text:span><text:span text:style-name="T98">a</text:span><text:span text:style-name="T109">0 </text:span><text:span text:style-name="T97">= 9, </text:span><text:span text:style-name="T98">a</text:span><text:span text:style-name="T109">1 </text:span><text:span text:style-name="T97">=</text:span><text:span text:style-name="T102"> </text:span><text:span text:style-name="T97">35.</text:span></text:p>
          <text:p text:style-name="P7"/>
        </text:list-item>
        <text:list-item>
          <text:p text:style-name="P6">Методом твірних функцій знайти розв’язок рекурентного співвідношення: </text:p>
          <text:p text:style-name="P5"><text:span text:style-name="T99">a</text:span><text:span text:style-name="T110">n</text:span><text:span text:style-name="T108"> </text:span><text:span text:style-name="T99">= </text:span><text:span text:style-name="T104">3</text:span><text:span text:style-name="T99">·a</text:span><text:span text:style-name="T110">n-1</text:span><text:span text:style-name="T99"> </text:span><text:span text:style-name="T100">+ </text:span><text:span text:style-name="T104">2</text:span><text:span text:style-name="T6">n</text:span><text:span text:style-name="T103">,</text:span><text:span text:style-name="T99"> </text:span><text:span text:style-name="T122">при</text:span><text:span text:style-name="T101"> </text:span><text:span text:style-name="T103">n</text:span><text:span text:style-name="T101">&gt;</text:span><text:span text:style-name="T106">0</text:span><text:span text:style-name="T105">, </text:span><text:span text:style-name="T99">a</text:span><text:span text:style-name="T110">0 </text:span><text:span text:style-name="T99">= </text:span><text:span text:style-name="T104">2</text:span><text:span text:style-name="T103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370" style:display-name="ListLabel 37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6T22:27:19.872285033</dc:date>
    <meta:editing-cycles>41</meta:editing-cycles>
    <meta:editing-duration>PT14H25M6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08" meta:character-count="4150" meta:non-whitespace-character-count="3504"/>
  </office:meta>
</office:document-meta>
</file>